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69a7" officeooo:paragraph-rsid="001d69a7"/>
    </style:style>
    <style:style style:name="P2" style:family="paragraph" style:parent-style-name="Standard">
      <style:paragraph-properties fo:text-align="end" style:justify-single-word="false"/>
      <style:text-properties officeooo:rsid="001d69a7" officeooo:paragraph-rsid="001d69a7"/>
    </style:style>
    <style:style style:name="P3" style:family="paragraph" style:parent-style-name="Standard">
      <style:paragraph-properties fo:text-align="start" style:justify-single-word="false"/>
      <style:text-properties officeooo:rsid="001d69a7" officeooo:paragraph-rsid="001d69a7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d69a7" officeooo:paragraph-rsid="001d69a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d69a7" officeooo:paragraph-rsid="001d69a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f0dee" officeooo:paragraph-rsid="001f0de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fc31b" officeooo:paragraph-rsid="001fc31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fc31b" officeooo:paragraph-rsid="0022a99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fc31b" officeooo:paragraph-rsid="002a9d6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1be3e" officeooo:paragraph-rsid="0021be3e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1be3e" officeooo:paragraph-rsid="00234768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1be3e" officeooo:paragraph-rsid="00240ce6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1be3e" officeooo:paragraph-rsid="002c70d1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1c8a5" officeooo:paragraph-rsid="0021c8a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5fe86" officeooo:paragraph-rsid="0025fe86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7f40a" officeooo:paragraph-rsid="0027f40a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7f40a" officeooo:paragraph-rsid="00290a41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be772" officeooo:paragraph-rsid="002be772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be772" officeooo:paragraph-rsid="002c70d1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30fd23" officeooo:paragraph-rsid="0030fd23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fc31b" officeooo:paragraph-rsid="001fc31b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25fe86" officeooo:paragraph-rsid="0025fe86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officeooo:rsid="003153e2" officeooo:paragraph-rsid="003153e2"/>
    </style:style>
    <style:style style:name="T1" style:family="text">
      <style:text-properties officeooo:rsid="0021c8a5"/>
    </style:style>
    <style:style style:name="T2" style:family="text">
      <style:text-properties officeooo:rsid="0022a991"/>
    </style:style>
    <style:style style:name="T3" style:family="text">
      <style:text-properties officeooo:rsid="00234768"/>
    </style:style>
    <style:style style:name="T4" style:family="text">
      <style:text-properties officeooo:rsid="00240ce6"/>
    </style:style>
    <style:style style:name="T5" style:family="text">
      <style:text-properties officeooo:rsid="0025fe8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1be3e" style:font-weight-asian="bold" style:font-weight-complex="bold"/>
    </style:style>
    <style:style style:name="T8" style:family="text">
      <style:text-properties officeooo:rsid="00290a41"/>
    </style:style>
    <style:style style:name="T9" style:family="text">
      <style:text-properties officeooo:rsid="00294a4f"/>
    </style:style>
    <style:style style:name="T10" style:family="text">
      <style:text-properties officeooo:rsid="002a9d61"/>
    </style:style>
    <style:style style:name="T11" style:family="text">
      <style:text-properties officeooo:rsid="002df8d0"/>
    </style:style>
    <style:style style:name="T12" style:family="text">
      <style:text-properties officeooo:rsid="003153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-rendu <text:span text:style-name="T11">TP1</text:span></text:p>
      <text:p text:style-name="P3">TANG Yuke</text:p>
      <text:p text:style-name="P23">07/11/2017</text:p>
      <text:p text:style-name="P2"/>
      <text:p text:style-name="P2"/>
      <text:p text:style-name="P4">Système de contrôle d’accès à un bâtiment </text:p>
      <text:p text:style-name="P4"/>
      <text:p text:style-name="P5">But du système:</text:p>
      <text:p text:style-name="P5"><text:tab/>Réaliser un système qui contrôle des portes. Les droit<text:span text:style-name="T12">s</text:span> d’<text:span text:style-name="T12">a</text:span>ccéder <text:span text:style-name="T12">à</text:span> ces portes sont défini<text:span text:style-name="T12">s </text:span>par <text:s/>groupes. Les gens qui <text:span text:style-name="T12">s</text:span>ont <text:span text:style-name="T12">dans </text:span>l<text:span text:style-name="T12">e</text:span> même groupe ont <text:span text:style-name="T12">les mes droits d’accès. </text:span></text:p>
      <text:p text:style-name="P5"/>
      <text:p text:style-name="P6">Composition matérielle:</text:p>
      <text:p text:style-name="P6"><text:tab/>- porte de fermeture automatique</text:p>
      <text:p text:style-name="P6"><text:tab/>- lecteur de badges</text:p>
      <text:p text:style-name="P6"><text:tab/>- écran de contrôle</text:p>
      <text:p text:style-name="P6">Composition logicielle:</text:p>
      <text:p text:style-name="P6"><text:tab/>- système de gestion de calendrier</text:p>
      <text:p text:style-name="P6"><text:s/><text:tab/>- système de gestion de groupe</text:p>
      <text:p text:style-name="P6"><text:tab/>- système de <text:span text:style-name="T2">sécurité</text:span></text:p>
      <text:p text:style-name="P21">Acteur humaine:</text:p>
      <text:p text:style-name="P7">- <text:span text:style-name="T6">Le superviseur</text:span></text:p>
      <text:p text:style-name="P10">Modifier les informations sur les groupes et ses membres. Modifier le calendrier.</text:p>
      <text:p text:style-name="P11"><text:span text:style-name="T3">Concept métier:</text:span></text:p>
      <text:p text:style-name="P11"><text:span text:style-name="T3"><text:tab/>membre: nom, prénom, numéro de téléphone, numéro de badge, groupe</text:span></text:p>
      <text:p text:style-name="P11"><text:tab/><text:span text:style-name="T3">groupe: nom du groupe, liste des membre, liste de portes accessible</text:span></text:p>
      <text:p text:style-name="P11"><text:span text:style-name="T3"><text:tab/>calendrier: nom de la semaine type, description de la semaine, les jours en tranches horaires, la valide de l’accès heure par heure </text:span></text:p>
      <text:p text:style-name="P20">Spécification: Informations stockées dans un disque dur. Le superviseur utilise un ordinateur qui contient les logicielle de gestion de calendrier et de groupe.</text:p>
      <text:p text:style-name="P11"/>
      <text:p text:style-name="P7">-<text:span text:style-name="T6"> Le gardien</text:span></text:p>
      <text:p text:style-name="P10">En charge de la surveillance et des opérations de <text:span text:style-name="T1">sécurité. Utiliser le système de sécurité</text:span></text:p>
      <text:p text:style-name="P10"><text:span text:style-name="T3">Concept métier:</text:span></text:p>
      <text:p text:style-name="P12"><text:tab/><text:span text:style-name="T4">rapport des événement: début, fin</text:span></text:p>
      <text:p text:style-name="P12"><text:span text:style-name="T4"><text:tab/>purger de enlèvement: début, fin</text:span></text:p>
      <text:p text:style-name="P12"><text:tab/><text:span text:style-name="T5">rapport des alarmes: période de rafraîchissement</text:span></text:p>
      <text:p text:style-name="P12"><text:span text:style-name="T4"><text:tab/>information d’une porte: liste des portes, état, valeur de la confidentialité, dix derniers événement </text:span></text:p>
      <text:p text:style-name="P20">Spécification: Le gardien utilise un ordinateur qui contient le logicielle de sécurité. </text:p>
      <text:p text:style-name="P12"><text:tab/></text:p>
      <text:p text:style-name="P7">- <text:span text:style-name="T6">Le membre du groupe</text:span></text:p>
      <text:p text:style-name="P14">Utiliser un badge pour identifier son groupe et demander le droit d’entrer une porte.</text:p>
      <text:p text:style-name="P15">Concept métier:</text:p>
      <text:p text:style-name="P15"><text:tab/> information personnelle: nom, prénom, numéro de téléphone, groupe</text:p>
      <text:p text:style-name="P20">Spécification: Les membres ont un badge à présenter avant d’entrer dans une porte.</text:p>
      <text:p text:style-name="P20"><text:s/></text:p>
      <text:p text:style-name="P22"><text:span text:style-name="T7">Acteur non humaine:</text:span></text:p>
      <text:p text:style-name="P7">-<text:span text:style-name="T6"> </text:span><text:span text:style-name="T7">Porteur de badge</text:span></text:p>
      <text:p text:style-name="P7"><text:span text:style-name="T1">Lecture de badge et donner le droit de accès.</text:span></text:p>
      <text:p text:style-name="P16">Concept métier:</text:p>
      <text:p text:style-name="P17"><text:tab/><text:span text:style-name="T8">badge: numéro de badge.</text:span></text:p>
      <text:p text:style-name="P17"><text:tab/><text:span text:style-name="T8">Droit: droit d’accès</text:span></text:p>
      <text:p text:style-name="P20"><text:soft-page-break/>Spécification: <text:span text:style-name="T12">Lecture d’un badge et envoie le numéro de badge au système. Le système valide </text:span></text:p>
      <text:p text:style-name="P7">-<text:span text:style-name="T6"> </text:span><text:span text:style-name="T7">Contrôle de cohérence</text:span></text:p>
      <text:p text:style-name="P7"><text:span text:style-name="T1">Synchroniser les informations entre le système et les porteurs de badges. </text:span></text:p>
      <text:p text:style-name="P7"><text:span text:style-name="T8">Concept métier:</text:span></text:p>
      <text:p text:style-name="P7"><text:tab/><text:span text:style-name="T9">information: adresse de badge, port lecteur associe avec, groupe que la porte associe avec, <text:s/>groupe et ses membres, personne et son numéro de badge</text:span></text:p>
      <text:p text:style-name="P7"/>
      <text:p text:style-name="P7">- <text:span text:style-name="T7">Système de gestion de calendrier</text:span></text:p>
      <text:p text:style-name="P7"><text:span text:style-name="T1">Gestion de calendrier. Mémoriser le temps et le droit de entrer dans une porte pour chaque groupe.</text:span></text:p>
      <text:p text:style-name="P7"><text:span text:style-name="T9">Concept métier:</text:span></text:p>
      <text:p text:style-name="P7"><text:tab/>G<text:span text:style-name="T10">roupe: liste des membres,nom du groupe</text:span></text:p>
      <text:p text:style-name="P9"><text:tab/><text:span text:style-name="T10">type semaine: heure par heure le droit d’accès, jours en tranches horaires</text:span></text:p>
      <text:p text:style-name="P7">- <text:span text:style-name="T7">Système de gestion de groupe</text:span></text:p>
      <text:p text:style-name="P7"><text:span text:style-name="T2">Mémoriser les groupes et informations pour chaque membre.</text:span></text:p>
      <text:p text:style-name="P18">Concept métier:</text:p>
      <text:p text:style-name="P18"><text:tab/>membre: nom, prénom, numéro de téléphone </text:p>
      <text:p text:style-name="P18"><text:tab/>groupe: nom de groupe, membres du groupe </text:p>
      <text:p text:style-name="P8">- <text:span text:style-name="T7">Système de sécurité</text:span></text:p>
      <text:p text:style-name="P8"><text:span text:style-name="T2">Accéder les informations de entrer une porte ou valider un badge. Donner le écran de contrôle.</text:span></text:p>
      <text:p text:style-name="P18">Concept métier:</text:p>
      <text:p text:style-name="P19"><text:tab/><text:span text:style-name="T4">rapport des événement: début, fin</text:span></text:p>
      <text:p text:style-name="P13"><text:span text:style-name="T4"><text:tab/>purger de enlèvement: début, fin</text:span></text:p>
      <text:p text:style-name="P13"><text:tab/><text:span text:style-name="T5">rapport des alarmes: période de rafraîchissement</text:span></text:p>
      <text:p text:style-name="P13"><text:span text:style-name="T4"><text:tab/>information d’une porte: liste des portes, état, valeur de la confidentialité, dix derniers événement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09:06:46.349930848</meta:creation-date>
    <dc:date>2017-11-07T11:28:27.594251746</dc:date>
    <meta:editing-duration>PT1H10M22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2" meta:paragraph-count="65" meta:word-count="472" meta:character-count="3016" meta:non-whitespace-character-count="2565"/>
  </office:meta>
</office:document-meta>
</file>